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2"/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85208333333333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1.69722in" svg:y="2.01611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Title:</text:p>
          </table:table-cell>
          <table:table-cell office:value-type="string" table:style-name="ce2">
            <text:p>Thread Count vs Execution Tim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Execution Time</text:p>
          </table:table-cell>
          <table:table-cell office:value-type="float" office:value="1060941" table:style-name="ce1">
            <text:p>1060941</text:p>
          </table:table-cell>
          <table:table-cell office:value-type="float" office:value="568792" table:style-name="ce1">
            <text:p>568792</text:p>
          </table:table-cell>
          <table:table-cell office:value-type="float" office:value="276059" table:style-name="ce1">
            <text:p>276059</text:p>
          </table:table-cell>
          <table:table-cell office:value-type="float" office:value="144114" table:style-name="ce1">
            <text:p>144114</text:p>
          </table:table-cell>
          <table:table-cell office:value-type="float" office:value="83902" table:style-name="ce1">
            <text:p>83902</text:p>
          </table:table-cell>
          <table:table-cell office:value-type="float" office:value="45341" table:style-name="ce1">
            <text:p>4534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Speed-Up</text:p>
          </table:table-cell>
          <table:table-cell office:value-type="string" table:style-name="ce3">
            <text:p>n/a</text:p>
          </table:table-cell>
          <table:table-cell office:value-type="float" office:value="1.8652530274687407" table:formula="of:=[.$B$5]/[.C5]" table:style-name="ce4">
            <text:p>1.87</text:p>
          </table:table-cell>
          <table:table-cell office:value-type="float" office:value="3.843167583741157" table:formula="of:=[.$B$5]/[.D5]" table:style-name="ce4">
            <text:p>3.84</text:p>
          </table:table-cell>
          <table:table-cell office:value-type="float" office:value="7.3618177276322907" table:formula="of:=[.$B$5]/[.E5]" table:style-name="ce4">
            <text:p>7.36</text:p>
          </table:table-cell>
          <table:table-cell office:value-type="float" office:value="12.645002502920073" table:formula="of:=[.$B$5]/[.F5]" table:style-name="ce4">
            <text:p>12.65</text:p>
          </table:table-cell>
          <table:table-cell office:value-type="float" office:value="23.399153084404844" table:formula="of:=[.$B$5]/[.G5]" table:style-name="ce4">
            <text:p>23.40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Bong Lee</dc:creator>
    <meta:creation-date>2014-08-07T16:24:12Z</meta:creation-date>
    <dc:date>2019-03-12T02:03:01Z</dc:date>
    <meta:editing-cycles>39</meta:editing-cycles>
    <meta:editing-duration>PT531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902362204724pt" svg:width="453.51pt" chart:style-name="Crt0">
        <chart:title chart:style-name="CT00">
          <text:p text:style-name="a0" text:class-names="" text:cond-style-name="">Palindromic Number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xecution Time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ad Count</text:p>
            </chart:title>
            <chart:categories table:cell-range-address="Sheet1.$B$4:.$H$4"/>
          </chart:axis>
          <chart:series chart:label-cell-address="Sheet1.$A$5" chart:values-cell-range-address="Sheet1.$B$5:.$H$5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